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25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8.711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99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start"/>
    </style:style>
    <style:style style:name="ce8" style:family="table-cell" style:parent-style-name="Good" style:data-style-name="N0">
      <style:table-cell-properties fo:background-color="#c6ef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6100"/>
    </style:style>
    <style:style style:name="ce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" style:family="table-cell" style:parent-style-name="Default" style:data-style-name="N0">
      <style:table-cell-properties fo:background-color="#ffff99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" style:family="table-cell" style:parent-style-name="Good" style:data-style-name="N0">
      <style:table-cell-properties fo:background-color="#c6efce" style:text-align-source="fix" style:repeat-content="false" style:vertical-align="automatic"/>
      <style:paragraph-properties fo:text-align="start" fo:margin-left="0cm"/>
      <style:text-properties fo:color="#006100"/>
    </style:style>
    <style:style style:name="ce12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start" fo:margin-left="0cm"/>
    </style:style>
    <style:style style:name="ce13" style:family="table-cell" style:parent-style-name="Check_20_Cell" style:data-style-name="N0">
      <style:table-cell-properties fo:background-color="#a5a5a5" style:text-align-source="fix" style:repeat-content="false" fo:border="0.039cm double #3f3f3f" style:border-line-width="0.002cm 0.035cm 0.002cm" style:vertical-align="automatic"/>
      <style:paragraph-properties fo:text-align="start" fo:margin-left="0cm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5" style:family="table-cell" style:parent-style-name="Check_20_Cell" style:data-style-name="N0">
      <style:table-cell-properties fo:background-color="#a5a5a5" style:text-align-source="fix" style:repeat-content="false" fo:border="0.039cm double #3f3f3f" style:border-line-width="0.002cm 0.035cm 0.002cm" fo:padding-bottom="0.035cm" fo:padding-left="0.035cm" fo:padding-right="0cm" fo:padding-top="0.035cm" style:vertical-align="automatic"/>
      <style:paragraph-properties fo:text-align="end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LQFP144 pin</text:p>
          </table:table-cell>
          <table:table-cell office:value-type="string">
            <text:p>Analog functions</text:p>
          </table:table-cell>
          <table:table-cell office:value-type="string">
            <text:p>pin</text:p>
          </table:table-cell>
          <table:table-cell office:value-type="string">
            <text:p>Alternate function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DC3_IN9</text:p>
          </table:table-cell>
          <table:table-cell office:value-type="string">
            <text:p>PF3</text:p>
          </table:table-cell>
          <table:table-cell office:value-type="string">
            <text:p>FSMC_A3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DC3_IN14</text:p>
          </table:table-cell>
          <table:table-cell office:value-type="string">
            <text:p>PF4</text:p>
          </table:table-cell>
          <table:table-cell office:value-type="string">
            <text:p>FSMC_A4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DC3_IN15</text:p>
          </table:table-cell>
          <table:table-cell office:value-type="string">
            <text:p>PF5</text:p>
          </table:table-cell>
          <table:table-cell office:value-type="string">
            <text:p>FSMC_A5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DC3_IN4</text:p>
          </table:table-cell>
          <table:table-cell office:value-type="string">
            <text:p>PF6</text:p>
          </table:table-cell>
          <table:table-cell office:value-type="string">
            <text:p>TIM10_CH1/FSMC_NIORD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C3_IN5</text:p>
          </table:table-cell>
          <table:table-cell office:value-type="string">
            <text:p>PF7</text:p>
          </table:table-cell>
          <table:table-cell office:value-type="string">
            <text:p>TIM11_CH1/FSMC_NREG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DC3_IN6</text:p>
          </table:table-cell>
          <table:table-cell office:value-type="string">
            <text:p>PF8</text:p>
          </table:table-cell>
          <table:table-cell office:value-type="string">
            <text:p>TIM13_CH1/FSMC_NIOWR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C3_IN7</text:p>
          </table:table-cell>
          <table:table-cell office:value-type="string">
            <text:p>PF9</text:p>
          </table:table-cell>
          <table:table-cell office:value-type="string">
            <text:p>TIM14_CH1/FSMC_CD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C3_IN8</text:p>
          </table:table-cell>
          <table:table-cell office:value-type="string">
            <text:p>PF10</text:p>
          </table:table-cell>
          <table:table-cell office:value-type="string">
            <text:p>FSMC_INTR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DC123_IN10</text:p>
          </table:table-cell>
          <table:table-cell office:value-type="string">
            <text:p>PC0</text:p>
          </table:table-cell>
          <table:table-cell office:value-type="string">
            <text:p>OTG_HS_ULPI_STP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DC123_IN11</text:p>
          </table:table-cell>
          <table:table-cell office:value-type="string">
            <text:p>PC1</text:p>
          </table:table-cell>
          <table:table-cell office:value-type="string">
            <text:p>ETH_MDC/EVENTOUT</text:p>
          </table:table-cell>
          <table:table-cell office:value-type="string">
            <text:p>MDC</text:p>
          </table:table-cell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DC123_IN12</text:p>
          </table:table-cell>
          <table:table-cell office:value-type="string">
            <text:p>PC2</text:p>
          </table:table-cell>
          <table:table-cell office:value-type="string">
            <text:p>SPI2_MISO/OTG_HS_ULPI_DIR/ETH_MII_TXD2/I2S2ext_SD/EVENTOUT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DC123_IN13</text:p>
          </table:table-cell>
          <table:table-cell office:value-type="string">
            <text:p>PC3</text:p>
          </table:table-cell>
          <table:table-cell office:value-type="string">
            <text:p>SPI2_MOSI/I2S2_SD/OTG_HS_ULPI_NXT/ETH_MII_TX_CLK/EVENTOUT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DC123_IN0/WKUP</text:p>
          </table:table-cell>
          <table:table-cell office:value-type="string">
            <text:p>PA0/WKUP(PA0)</text:p>
          </table:table-cell>
          <table:table-cell office:value-type="string">
            <text:p>USART2_CTS/UART4_TX/ETH_MII_CRS/TIM2_CH1_ETR/TIM5_CH1/TIM8_ETR/EVENTOUT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DC123_IN1</text:p>
          </table:table-cell>
          <table:table-cell office:value-type="string">
            <text:p>PA1</text:p>
          </table:table-cell>
          <table:table-cell office:value-type="string">
            <text:p>USART2_RTS/UART4_RX/ETH_RMII_REF_CLK/ETH_MII_RX_CLK/TIM5_CH2/TIM2_CH2/EVENTOUT</text:p>
          </table:table-cell>
          <table:table-cell office:value-type="string">
            <text:p>RMII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DC123_IN2</text:p>
          </table:table-cell>
          <table:table-cell office:value-type="string">
            <text:p>PA2</text:p>
          </table:table-cell>
          <table:table-cell office:value-type="string">
            <text:p>USART2_TX/TIM5_CH3/TIM9_CH1/TIM2_CH3/ETH_MDIO/EVENTOUT</text:p>
          </table:table-cell>
          <table:table-cell office:value-type="string">
            <text:p>MDC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DC123_IN3</text:p>
          </table:table-cell>
          <table:table-cell office:value-type="string">
            <text:p>PA3</text:p>
          </table:table-cell>
          <table:table-cell office:value-type="string">
            <text:p>USART2_RX/TIM5_CH4/TIM9_CH2/TIM2_CH4/OTG_HS_ULPI_D0/ETH_MII_COL/EVENTOUT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DC12_IN4/DAC_OUT1</text:p>
          </table:table-cell>
          <table:table-cell office:value-type="string">
            <text:p>PA4</text:p>
          </table:table-cell>
          <table:table-cell office:value-type="string">
            <text:p>SPI1_NSS/SPI3_NSS/USART2_CK/DCMI_HSYNC/OTG_HS_SOF/I2S3_WS/EVENTOUT</text:p>
          </table:table-cell>
          <table:table-cell office:value-type="string">
            <text:p>DAC</text:p>
          </table:table-cell>
          <table:table-cell office:value-type="string">
            <text:p>reserve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DC12_IN5/DAC_OUT2</text:p>
          </table:table-cell>
          <table:table-cell office:value-type="string">
            <text:p>PA5</text:p>
          </table:table-cell>
          <table:table-cell office:value-type="string">
            <text:p>SPI1_SCK/OTG_HS_ULPI_CK/TIM2_CH1_ETR/TIM8_CH1N/EVENTOUT</text:p>
          </table:table-cell>
          <table:table-cell office:value-type="string">
            <text:p>DAC</text:p>
          </table:table-cell>
          <table:table-cell office:value-type="string">
            <text:p>reserve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DC12_IN6</text:p>
          </table:table-cell>
          <table:table-cell office:value-type="string">
            <text:p>PA6</text:p>
          </table:table-cell>
          <table:table-cell office:value-type="string">
            <text:p>SPI1_MISO/TIM8_BKIN/TIM13_CH1/DCMI_PIXCLK/TIM3_CH1TIM1_BKIN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DC12_IN7</text:p>
          </table:table-cell>
          <table:table-cell office:value-type="string">
            <text:p>PA7</text:p>
          </table:table-cell>
          <table:table-cell office:value-type="string">
            <text:p>SPI1_MOSI/TIM8_CH1N/TIM14_CH1/TIM3_CH2/ETH_MII_RX_DV/TIM1_CH1N/ETH_RMII_CRS_DV/EVENTOUT</text:p>
          </table:table-cell>
          <table:table-cell office:value-type="string">
            <text:p>RMII</text:p>
          </table:table-cell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DC12_IN14</text:p>
          </table:table-cell>
          <table:table-cell office:value-type="string">
            <text:p>PC4</text:p>
          </table:table-cell>
          <table:table-cell office:value-type="string">
            <text:p>ETH_RMII_RX_D0/ETH_MII_RX_D0/EVENTOUT</text:p>
          </table:table-cell>
          <table:table-cell office:value-type="string">
            <text:p>RMII</text:p>
          </table:table-cell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DC12_IN15</text:p>
          </table:table-cell>
          <table:table-cell office:value-type="string">
            <text:p>PC5</text:p>
          </table:table-cell>
          <table:table-cell office:value-type="string">
            <text:p>ETH_RMII_RX_D1/ETH_MII_RX_D1/EVENTOUT</text:p>
          </table:table-cell>
          <table:table-cell office:value-type="string">
            <text:p>RMII</text:p>
          </table:table-cell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DC12_IN8</text:p>
          </table:table-cell>
          <table:table-cell office:value-type="string">
            <text:p>PB0</text:p>
          </table:table-cell>
          <table:table-cell office:value-type="string">
            <text:p>TIM3_CH3/TIM8_CH2N/OTG_HS_ULPI_D1/ETH_MII_RXD2/TIM1_CH2N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DC12_IN9</text:p>
          </table:table-cell>
          <table:table-cell office:value-type="string">
            <text:p>PB1</text:p>
          </table:table-cell>
          <table:table-cell office:value-type="string">
            <text:p>TIM3_CH4/TIM8_CH3N/OTG_HS_ULPI_D2/ETH_MII_RXD3/TIM1_CH3N/EVENTOUT</text:p>
          </table:table-cell>
          <table:table-cell/>
          <table:table-cell office:value-type="string">
            <text:p>+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ce2"/>
        <table:table-column table:style-name="co5" table:default-cell-style-name="ce4"/>
        <table:table-column table:style-name="co5" table:default-cell-style-name="ce6"/>
        <table:table-column table:style-name="co5" table:default-cell-style-name="ce7"/>
        <table:table-column table:style-name="co5" table:default-cell-style-name="ce9"/>
        <table:table-column table:style-name="co5" table:default-cell-style-name="ce2"/>
        <table:table-column table:style-name="co5" table:default-cell-style-name="ce4"/>
        <table:table-column table:style-name="co5" table:default-cell-style-name="ce2"/>
        <table:table-column table:style-name="co5" table:default-cell-style-name="ce14"/>
        <table:table-column table:style-name="co5" table:default-cell-style-name="ce6"/>
        <table:table-column table:style-name="co5" table:default-cell-style-name="ce7"/>
        <table:table-column table:style-name="co5" table:default-cell-style-name="ce9"/>
        <table:table-column table:style-name="co5" table:default-cell-style-name="ce16"/>
        <table:table-column table:style-name="co5" table:number-columns-repeated="1011" table:default-cell-style-name="ce4"/>
        <table:table-row table:style-name="ro2">
          <table:table-cell/>
          <table:table-cell table:style-name="ce3" office:value-type="string">
            <text:p>PF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string">
            <text:p>PF4</text:p>
          </table:table-cell>
          <table:table-cell table:number-columns-repeated="3"/>
          <table:table-cell table:style-name="ce11" office:value-type="string">
            <text:p>PF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string">
            <text:p>PF6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PF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F2</text:p>
          </table:table-cell>
          <table:table-cell table:number-columns-repeated="3"/>
          <table:table-cell table:style-name="ce11" office:value-type="string">
            <text:p>PF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string">
            <text:p>PF8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F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PF0</text:p>
          </table:table-cell>
          <table:table-cell table:number-columns-repeated="3"/>
          <table:table-cell table:style-name="ce12" office:value-type="string">
            <text:p>NRST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8" office:value-type="string">
            <text:p>PF1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C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10" office:value-type="string">
            <text:p>VBAT</text:p>
          </table:table-cell>
          <table:table-cell office:value-type="string">
            <text:p>PWR</text:p>
          </table:table-cell>
          <table:table-cell table:number-columns-repeated="2"/>
          <table:table-cell table:style-name="ce11" office:value-type="string">
            <text:p>PC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8" office:value-type="string">
            <text:p>PC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E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PE5</text:p>
          </table:table-cell>
          <table:table-cell table:number-columns-repeated="3"/>
          <table:table-cell table:style-name="ce11" office:value-type="string">
            <text:p>PC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8" office:value-type="string">
            <text:p>PC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E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PE3</text:p>
          </table:table-cell>
          <table:table-cell table:number-columns-repeated="3"/>
          <table:table-cell table:style-name="ce11" office:value-type="string">
            <text:p>PA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ce10" office:value-type="string">
            <text:p>VR+</text:p>
          </table:table-cell>
          <table:table-cell table:style-name="ce2" office:value-type="string">
            <text:p>PWR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PE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PE1</text:p>
          </table:table-cell>
          <table:table-cell table:number-columns-repeated="3"/>
          <table:table-cell table:style-name="ce11" office:value-type="string">
            <text:p>PA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style-name="ce8" office:value-type="string">
            <text:p>PA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E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PB9</text:p>
          </table:table-cell>
          <table:table-cell table:number-columns-repeated="2"/>
          <table:table-cell office:value-type="string">
            <text:p>DAC</text:p>
          </table:table-cell>
          <table:table-cell table:style-name="ce13" office:value-type="string">
            <text:p>PA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8" office:value-type="string">
            <text:p>PA3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B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PB7</text:p>
          </table:table-cell>
          <table:table-cell table:number-columns-repeated="3"/>
          <table:table-cell table:style-name="ce11" office:value-type="string">
            <text:p>PA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style-name="ce15" office:value-type="string">
            <text:p>PA5</text:p>
          </table:table-cell>
          <table:table-cell office:value-type="string">
            <text:p>DAC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PB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PB5</text:p>
          </table:table-cell>
          <table:table-cell table:number-columns-repeated="3"/>
          <table:table-cell table:style-name="ce11" office:value-type="string">
            <text:p>PC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style-name="ce8" office:value-type="string">
            <text:p>PA7</text:p>
          </table:table-cell>
          <table:table-cell table:number-columns-repeated="1012"/>
        </table:table-row>
        <table:table-row table:style-name="ro2">
          <table:table-cell office:value-type="string">
            <text:p>JTAG</text:p>
          </table:table-cell>
          <table:table-cell table:style-name="ce5" office:value-type="string">
            <text:p>PB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style-name="ce10" office:value-type="string">
            <text:p>PB3</text:p>
          </table:table-cell>
          <table:table-cell office:value-type="string">
            <text:p>JTAG</text:p>
          </table:table-cell>
          <table:table-cell table:number-columns-repeated="2"/>
          <table:table-cell table:style-name="ce11" office:value-type="string">
            <text:p>PB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style-name="ce8" office:value-type="string">
            <text:p>PC5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G1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PG14</text:p>
          </table:table-cell>
          <table:table-cell table:number-columns-repeated="2"/>
          <table:table-cell office:value-type="string">
            <text:p>BOOT1</text:p>
          </table:table-cell>
          <table:table-cell table:style-name="ce12" office:value-type="string">
            <text:p>PB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style-name="ce8" office:value-type="string">
            <text:p>PB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G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PG12</text:p>
          </table:table-cell>
          <table:table-cell table:number-columns-repeated="3"/>
          <table:table-cell office:value-type="string">
            <text:p>PF1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PF1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G1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PG10</text:p>
          </table:table-cell>
          <table:table-cell table:number-columns-repeated="3"/>
          <table:table-cell office:value-type="string">
            <text:p>PF14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PF13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G9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string">
            <text:p>PD7</text:p>
          </table:table-cell>
          <table:table-cell table:number-columns-repeated="3"/>
          <table:table-cell office:value-type="string">
            <text:p>PG0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string">
            <text:p>PF15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D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string">
            <text:p>PD5</text:p>
          </table:table-cell>
          <table:table-cell table:number-columns-repeated="3"/>
          <table:table-cell office:value-type="string">
            <text:p>PE7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string">
            <text:p>PG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D4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PD3</text:p>
          </table:table-cell>
          <table:table-cell table:number-columns-repeated="3"/>
          <table:table-cell office:value-type="string">
            <text:p>PE9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PE8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D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string">
            <text:p>PD1</text:p>
          </table:table-cell>
          <table:table-cell table:number-columns-repeated="3"/>
          <table:table-cell office:value-type="string">
            <text:p>PE1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string">
            <text:p>PE1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D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PC12</text:p>
          </table:table-cell>
          <table:table-cell table:number-columns-repeated="3"/>
          <table:table-cell office:value-type="string">
            <text:p>PE13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string">
            <text:p>PE1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C1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string">
            <text:p>PC10</text:p>
          </table:table-cell>
          <table:table-cell table:number-columns-repeated="3"/>
          <table:table-cell office:value-type="string">
            <text:p>PE15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string">
            <text:p>PE14</text:p>
          </table:table-cell>
          <table:table-cell table:number-columns-repeated="1012"/>
        </table:table-row>
        <table:table-row table:style-name="ro2">
          <table:table-cell office:value-type="string">
            <text:p>JTAG</text:p>
          </table:table-cell>
          <table:table-cell table:style-name="ce5" office:value-type="string">
            <text:p>PA15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style-name="ce10" office:value-type="string">
            <text:p>PA14</text:p>
          </table:table-cell>
          <table:table-cell office:value-type="string">
            <text:p>JTAG</text:p>
          </table:table-cell>
          <table:table-cell table:number-columns-repeated="2"/>
          <table:table-cell office:value-type="string">
            <text:p>PB11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string">
            <text:p>PB10</text:p>
          </table:table-cell>
          <table:table-cell table:number-columns-repeated="1012"/>
        </table:table-row>
        <table:table-row table:style-name="ro2">
          <table:table-cell office:value-type="string">
            <text:p>JTAG</text:p>
          </table:table-cell>
          <table:table-cell table:style-name="ce5" office:value-type="string">
            <text:p>PA1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style-name="ce10" office:value-type="string">
            <text:p>PA12</text:p>
          </table:table-cell>
          <table:table-cell office:value-type="string">
            <text:p>USB</text:p>
          </table:table-cell>
          <table:table-cell table:number-columns-repeated="2"/>
          <table:table-cell office:value-type="string">
            <text:p>PB12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string">
            <text:p>PB13</text:p>
          </table:table-cell>
          <table:table-cell table:number-columns-repeated="1012"/>
        </table:table-row>
        <table:table-row table:style-name="ro2">
          <table:table-cell office:value-type="string">
            <text:p>USB</text:p>
          </table:table-cell>
          <table:table-cell table:style-name="ce5" office:value-type="string">
            <text:p>PA1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style-name="ce10" office:value-type="string">
            <text:p>PA10</text:p>
          </table:table-cell>
          <table:table-cell office:value-type="string">
            <text:p>UART</text:p>
          </table:table-cell>
          <table:table-cell table:number-columns-repeated="2"/>
          <table:table-cell office:value-type="string">
            <text:p>PB14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string">
            <text:p>PB15</text:p>
          </table:table-cell>
          <table:table-cell table:number-columns-repeated="1012"/>
        </table:table-row>
        <table:table-row table:style-name="ro2">
          <table:table-cell office:value-type="string">
            <text:p>UART</text:p>
          </table:table-cell>
          <table:table-cell table:style-name="ce5" office:value-type="string">
            <text:p>PA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style-name="ce10" office:value-type="string">
            <text:p>PA8</text:p>
          </table:table-cell>
          <table:table-cell office:value-type="string">
            <text:p>USB</text:p>
          </table:table-cell>
          <table:table-cell table:number-columns-repeated="2"/>
          <table:table-cell office:value-type="string">
            <text:p>PD8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string">
            <text:p>PD9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C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PC8</text:p>
          </table:table-cell>
          <table:table-cell table:number-columns-repeated="3"/>
          <table:table-cell office:value-type="string">
            <text:p>PD1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PD1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C7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string">
            <text:p>PC6</text:p>
          </table:table-cell>
          <table:table-cell table:number-columns-repeated="3"/>
          <table:table-cell office:value-type="string">
            <text:p>PD12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string">
            <text:p>PD13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G8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string">
            <text:p>PG7</text:p>
          </table:table-cell>
          <table:table-cell table:number-columns-repeated="3"/>
          <table:table-cell office:value-type="string">
            <text:p>PD14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string">
            <text:p>PD15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G6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string">
            <text:p>PG5</text:p>
          </table:table-cell>
          <table:table-cell table:number-columns-repeated="3"/>
          <table:table-cell office:value-type="string">
            <text:p>PG2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style-name="ce10" office:value-type="string">
            <text:p>PG3</text:p>
          </table:table-cell>
          <table:table-cell office:value-type="string">
            <text:p>LED</text:p>
          </table:table-cell>
          <table:table-cell table:number-columns-repeated="1011"/>
        </table:table-row>
        <table:table-row table:style-name="ro2">
          <table:table-cell office:value-type="string">
            <text:p>PWR</text:p>
          </table:table-cell>
          <table:table-cell table:style-name="ce5" office:value-type="string">
            <text:p>3V3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style-name="ce10" office:value-type="string">
            <text:p>GND</text:p>
          </table:table-cell>
          <table:table-cell office:value-type="string">
            <text:p>PWR</text:p>
          </table:table-cell>
          <table:table-cell table:number-columns-repeated="2"/>
          <table:table-cell office:value-type="string">
            <text:p>PG4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style-name="ce10" office:value-type="string">
            <text:p>Vusb</text:p>
          </table:table-cell>
          <table:table-cell table:style-name="ce2" office:value-type="string">
            <text:p>PWR</text:p>
          </table:table-cell>
          <table:table-cell table:number-columns-repeated="101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_20_Cell" style:display-name="Check Cell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22.01.2019</text:date>, <text:time>22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Yury Temkin</meta:initial-creator>
    <meta:creation-date>2019-01-22T11:39:07Z</meta:creation-date>
    <dc:date>2019-01-22T22:59:47.69</dc:date>
    <meta:editing-duration>PT53M57S</meta:editing-duration>
    <meta:editing-cycles>18</meta:editing-cycles>
    <meta:document-statistic meta:table-count="2" meta:cell-count="377" meta:object-count="0"/>
  </office:meta>
</office:document-meta>
</file>